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" style:family="paragraph" style:parent-style-name="Standard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P3" style:family="paragraph" style:parent-style-name="Text_20_body" style:list-style-name="L1">
      <style:paragraph-properties fo:margin-top="0in" fo:margin-bottom="0in" style:line-height-at-least="0.2291in" fo:widows="1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 style:list-style-name="L1">
      <style:paragraph-properties fo:margin-top="0in" fo:margin-bottom="0in" style:line-height-at-least="0.2291in" fo:widows="1" fo:padding="0in" fo:border="none"/>
    </style:style>
    <style:style style:name="T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language="en" fo:country="none" fo:font-style="italic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32pt" fo:letter-spacing="normal" fo:language="en" fo:country="US" fo:font-style="normal" fo:font-weight="normal" style:font-size-asian="32pt" style:font-size-complex="32pt"/>
    </style:style>
    <style:style style:name="T7" style:family="text">
      <style:text-properties fo:font-variant="normal" fo:text-transform="none" fo:color="#000000" style:font-name="Times New Roman" fo:font-size="32pt" fo:letter-spacing="normal" fo:language="en" fo:country="US" fo:font-style="normal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9" style:family="text">
      <style:text-properties style:text-line-through-style="none" style:font-name="Times New Roman" style:text-underline-style="none" style:text-blinking="false"/>
    </style:style>
    <style:style style:name="T10" style:family="text">
      <style:text-properties style:font-name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7">4.4 </text:span><text:span text:style-name="T2">Маршрутиза́ція</text:span><text:span text:style-name="T3"> (</text:span><text:span text:style-name="T8">англ.</text:span><text:span text:style-name="T3"> </text:span><text:span text:style-name="T4">Routing</text:span><text:span text:style-name="T3">) — процес визначення маршруту прямування інформації між мережами. </text:span><text:span text:style-name="T8">Маршрутизатор</text:span><text:span text:style-name="T3"> (або роутер від англ. </text:span><text:span text:style-name="T5">router</text:span><text:span text:style-name="T3">) приймає рішення, що базується на </text:span><text:span text:style-name="T8">IP</text:span><text:span text:style-name="T3">-адресі отримувача пакету. Для того, щоб переслати пакет далі, всі пристрої на шляху слідування використовують </text:span><text:span text:style-name="T8">IP</text:span><text:span text:style-name="T3">-адресу отримувача. Для прийняття правильного рішення маршрутизатор має знати напрямки і маршрути до віддалених мереж.</text:span></text:p>
      <text:p text:style-name="P1">Є два типи маршрутизації:</text:p>
      <text:list xml:id="list18342279132" text:style-name="L1">
        <text:list-item>
          <text:p text:style-name="P3">Статична маршрутизація — маршрути задаються вручну адміністратором.</text:p>
        </text:list-item>
        <text:list-item>
          <text:p text:style-name="P4"><text:span text:style-name="T8">Динамічна маршрутизація</text:span><text:span text:style-name="T3"> — маршрути обчислюються автоматично за допомогою </text:span><text:span text:style-name="T8">протоколів динамічної маршрутизації</text:span><text:span text:style-name="T3"> — RIP, </text:span><text:span text:style-name="T8">OSPF</text:span><text:span text:style-name="T3">, EIGRP, IS-IS, BGP, HSRP та ін, які отримують інформацію про топологію і стан каналів зв'язку від інших маршрутизаторів у мережі.</text:span></text:p>
        </text:list-item>
      </text:list>
      <text:p text:style-name="P2"/>
      <text:p text:style-name="P2"><text:span text:style-name="T9">Протокол маршрутизації</text:span><text:span text:style-name="T10"> (</text:span><text:span text:style-name="T9">RIP</text:span><text:span text:style-name="T10">, </text:span><text:span text:style-name="T9">OSPF</text:span><text:span text:style-name="T10">, </text:span><text:span text:style-name="T9">IGRP</text:span><text:span text:style-name="T10">, </text:span><text:span text:style-name="T9">EIGRP</text:span><text:span text:style-name="T10">, </text:span><text:span text:style-name="T9">IS-IS</text:span><text:span text:style-name="T10">, </text:span><text:span text:style-name="T9">BGP</text:span><text:span text:style-name="T10">, </text:span><text:span text:style-name="T9">HSRP</text:span><text:span text:style-name="T10"> тощо) може працювати тільки з пакетами, які належать до одного з маршрутизованих </text:span><text:span text:style-name="T9">протоколів</text:span><text:span text:style-name="T10">, наприклад, </text:span><text:span text:style-name="T9">IP</text:span><text:span text:style-name="T10">, </text:span><text:span text:style-name="T9">IPX</text:span><text:span text:style-name="T10"> чи </text:span><text:span text:style-name="T9">AppleTalk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-serif" svg:font-family="sans-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14:48</dc:date>
    <dc:creator>mark </dc:creator>
    <meta:editing-duration>PT3S</meta:editing-duration>
    <meta:editing-cycles>20</meta:editing-cycles>
    <meta:document-statistic meta:table-count="0" meta:image-count="0" meta:object-count="0" meta:page-count="1" meta:paragraph-count="5" meta:word-count="127" meta:character-count="943" meta:non-whitespace-character-count="823"/>
  </office:meta>
</office:document-meta>
</file>